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A0000024BC0ACD75F.png" manifest:media-type="image/png"/>
  <manifest:file-entry manifest:full-path="Pictures/1000000100000509000002354E4E0D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64fe" officeooo:paragraph-rsid="001e64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1"><draw:frame draw:style-name="fr1" draw:name="Imagen1" text:anchor-type="char" svg:width="17cm" svg:height="8.035cm" draw:z-index="0"><draw:image xlink:href="Pictures/10000001000004DA0000024BC0ACD75F.png" xlink:type="simple" xlink:show="embed" xlink:actuate="onLoad" draw:mime-type="image/png"/></draw:frame></text:p>
      <text:p text:style-name="P1"/>
      <text:p text:style-name="P1"/>
      <text:p text:style-name="P1"/>
      <text:p text:style-name="P1">EJERCICIO 2:</text:p>
      <text:p text:style-name="P1"/>
      <text:p text:style-name="P1"/>
      <text:p text:style-name="P1"><draw:frame draw:style-name="fr1" draw:name="Imagen2" text:anchor-type="char" svg:width="17cm" svg:height="7.451cm" draw:z-index="1"><draw:image xlink:href="Pictures/1000000100000509000002354E4E0D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6:48:29.653000000</meta:creation-date>
    <dc:date>2024-09-26T16:49:36.692000000</dc:date>
    <meta:editing-duration>PT1M8S</meta:editing-duration>
    <meta:editing-cycles>1</meta:editing-cycles>
    <meta:document-statistic meta:table-count="0" meta:image-count="2" meta:object-count="0" meta:page-count="1" meta:paragraph-count="2" meta:word-count="4" meta:character-count="24" meta:non-whitespace-character-count="22"/>
    <meta:generator>LibreOffice/24.8.0.3$Windows_X86_64 LibreOffice_project/0bdf1299c94fe897b119f97f3c613e9dca6be583</meta:generator>
  </office:meta>
</office:document-meta>
</file>